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Event</text:p>
          </table:table-cell>
          <table:table-cell office:value-type="string">
            <text:p>Pop_adjust</text:p>
          </table:table-cell>
          <table:table-cell office:value-type="string">
            <text:p>Flux</text:p>
          </table:table-cell>
          <table:table-cell office:value-type="string">
            <text:p>Population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it</text:p>
          </table:table-cell>
          <table:table-cell table:number-columns-repeated="2" office:value-type="string">
            <text:p>N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et_pop</text:p>
          </table:table-cell>
          <table:table-cell table:number-columns-repeated="2" office:value-type="string">
            <text:p>N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screte_adjust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t_pop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inuous_adjust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t_pop</text:p>
          </table:table-cell>
          <table:table-cell table:number-columns-repeated="2" office:value-type="string">
            <text:p>NA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t_pop</text:p>
          </table:table-cell>
          <table:table-cell table:number-columns-repeated="2" office:value-type="string">
            <text:p>NA</text:p>
          </table:table-cell>
          <table:table-cell office:value-type="float" office:value="6.5">
            <text:p>6.5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screte_adjust</text:p>
          </table:table-cell>
          <table:table-cell office:value-type="float" office:value="-1">
            <text:p>-1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et_pop</text:p>
          </table:table-cell>
          <table:table-cell table:number-columns-repeated="2" office:value-type="string">
            <text:p>NA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t_pop</text:p>
          </table:table-cell>
          <table:table-cell table:number-columns-repeated="2" office:value-type="string">
            <text:p>NA</text:p>
          </table:table-cell>
          <table:table-cell office:value-type="float" office:value="6.5">
            <text:p>6.5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6/21/2016</text:date>, <text:time>14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Goldberg</meta:initial-creator>
    <meta:creation-date>2016-06-21T11:20:47</meta:creation-date>
    <dc:date>2016-06-21T14:42:31</dc:date>
    <dc:creator>Arthur Goldberg</dc:creator>
    <meta:editing-duration>PT3H21M45S</meta:editing-duration>
    <meta:editing-cycles>4</meta:editing-cycles>
    <meta:generator>OpenOffice/4.1.2$Unix OpenOffice.org_project/412m3$Build-9782</meta:generator>
    <meta:document-statistic meta:table-count="3" meta:cell-count="55" meta:object-count="0"/>
  </office:meta>
</office:document-meta>
</file>